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s0221.txt</text:p>
      <text:p text:style-name="Standard"><text:s/>A location is just Witch's house and not Forest or Ice</text:p>
      <text:p text:style-name="Standard"/>
      <text:p text:style-name="Preformatted_20_Text">腕っぷしで強い者など、真に強き者とは言えません <text:s/>-- missing period?</text:p>
      <text:p text:style-name="Preformatted_20_Text"/>
      <text:p text:style-name="Preformatted_20_Text">In s0222, what is ワーナーだーッ. <text:s/>I was guessing between "wanna die" and "It's Warner", but it might be some onomonopoeia I just don't know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31S</meta:editing-duration>
    <meta:editing-cycles>5</meta:editing-cycles>
    <meta:generator>OpenOffice/4.1.3$Win32 OpenOffice.org_project/413m1$Build-9783</meta:generator>
    <dc:date>2023-08-30T19:59:34.41</dc:date>
    <dc:creator>James Phillips</dc:creator>
    <meta:document-statistic meta:table-count="0" meta:image-count="0" meta:object-count="0" meta:page-count="1" meta:paragraph-count="4" meta:word-count="70" meta:character-count="244"/>
    <meta:user-defined meta:name="Info 1"/>
    <meta:user-defined meta:name="Info 2"/>
    <meta:user-defined meta:name="Info 3"/>
    <meta:user-defined meta:name="Info 4"/>
  </office:meta>
</office:document-meta>
</file>